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0.873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list-style-name="L2">
      <style:graphic-properties fo:min-height="8.884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625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fo:margin-top="0.5cm" fo:margin-bottom="0cm" style:writing-mode="lr-tb"/>
    </style:style>
    <style:style style:name="P6" style:family="paragraph">
      <style:paragraph-properties style:writing-mode="lr-tb"/>
    </style:style>
    <style:style style:name="P7" style:family="paragraph">
      <style:paragraph-properties fo:margin-top="0.5cm" fo:margin-bottom="0cm" style:writing-mode="lr-tb"/>
      <style:text-properties style:font-name="Frutiger Light Condensed"/>
    </style:style>
    <style:style style:name="P8" style:family="paragraph">
      <style:paragraph-properties fo:margin-top="0.4cm" fo:margin-bottom="0cm"/>
    </style:style>
    <style:style style:name="P9" style:family="paragraph">
      <style:paragraph-properties style:writing-mode="lr-tb"/>
      <style:text-properties style:font-name="Frutiger Light Condensed"/>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style:font-name="Frutiger Light Condensed" fo:font-weight="normal" style:font-weight-asian="normal" style:font-weight-complex="normal"/>
    </style:style>
    <style:style style:name="T4"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6" style:family="text">
      <style:text-properties style:font-name="Frutiger Light Condensed" fo:font-size="10pt" style:font-size-asian="10pt" style:font-size-complex="10pt"/>
    </style:style>
    <style:style style:name="T7" style:family="text">
      <style:text-properties fo:color="#c9211e" style:font-name="Frutiger Light Condensed"/>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color="#c9211e"/>
    </style:style>
    <style:style style:name="T10" style:family="text">
      <style:text-properties fo:color="#000000"/>
    </style:style>
    <style:style style:name="T11"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Light</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light</text:span></text:p>
          </draw:text-box>
        </draw:frame>
        <draw:frame presentation:style-name="pr4" draw:text-style-name="P7" draw:layer="layout" svg:width="25.199cm" svg:height="9.134cm" svg:x="1.4cm" svg:y="3.685cm" presentation:class="outline" presentation:user-transformed="true">
          <draw:text-box>
            <text:list text:style-name="L2">
              <text:list-item>
                <text:p text:style-name="P5"><text:span text:style-name="T1">Reminder: when we discussed the material of 3D models, we mentioned shading process which uses material information and light information to calculate appearance of the object surface.</text:span></text:p>
              </text:list-item>
              <text:list-item>
                <text:p text:style-name="P5"><text:span text:style-name="T1">Light is emitted from a light source, bounces around the scene, interacting with object and some (very small!) portion enters eye or camera enabling us to see objects in the scene</text:span></text:p>
                <text:list>
                  <text:list-item>
                    <text:p text:style-name="P6"><text:span text:style-name="T1">Without light in a 3D scene (or real world) we wouldn’t see anything. Resulting image would be completely black.</text:span></text:p>
                  </text:list-item>
                </text:list>
              </text:list-item>
              <text:list-item>
                <text:p text:style-name="P6"><text:span text:style-name="T1">Light sources define position and distribution of light </text:span></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ources of light </text:span></text:p>
          </draw:text-box>
        </draw:frame>
        <draw:frame presentation:style-name="pr5" draw:text-style-name="P9" draw:layer="layout" svg:width="25.199cm" svg:height="10.031cm" svg:x="1.4cm" svg:y="3.685cm" presentation:class="outline" presentation:user-transformed="true">
          <draw:text-box>
            <text:list text:style-name="L2">
              <text:list-item>
                <text:p><text:span text:style-name="T1">In a real world, every light source has a physical shape and size, e.g., </text:span><text:span text:style-name="T2">Sun </text:span><text:span text:style-name="T3">or very hot objects.</text:span></text:p>
              </text:list-item>
              <text:list-item>
                <text:p><text:span text:style-name="T1">Motion of atomic particles that hold electrical charge causes objects to emit electromagnetic radiation over a range of wavelengths (Maxwell’s equations)</text:span></text:p>
              </text:list-item>
              <text:list-item>
                <text:p><text:span text:style-name="T1">Different way how energy is converted into electromagnetic radiation:</text:span></text:p>
                <text:list>
                  <text:list-item>
                    <text:p text:style-name="P8"><text:span text:style-name="T4">Incandescent (tungsten) lamps</text:span><text:span text:style-name="T5">: flow of electricity through </text:span><text:span text:style-name="T1">tungsten filament heats is up and causes to emit electromagnetic radiation with distribution of wavelengths depending on filament temperature. A frosted glass enclosure is often present to absorb some of the wavelengths.</text:span></text:p>
                  </text:list-item>
                  <text:list-item>
                    <text:p text:style-name="P8"><text:span text:style-name="T2">Halogen lamps</text:span><text:span text:style-name="T1">: tungsten filament is enclosed in halogen gas. Part of the filament in an incandescent light evaporates when it’s heated. Halogen causes evaporated tungsten to return to filament</text:span></text:p>
                  </text:list-item>
                  <text:list-item>
                    <text:p text:style-name="P8"><text:span text:style-name="T2">Gas-discharge lamps</text:span><text:span text:style-name="T1">: passing electrical current through hydrogen, neon, argon, or vaporized metal gas, causes light to be emitted at specific wavelengths that depend on the particular atom in the gas. Fluorescent coating on the bulb’s interior is often used to transform the emitted frequencies to a wider range.</text:span></text:p>
                  </text:list-item>
                  <text:list-item>
                    <text:p text:style-name="P8"><text:span text:style-name="T2">LED lights</text:span><text:span text:style-name="T1"> are based on electroluminescence: they use materials that emit photons due to electrical current passing through them.</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models</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Discussion before showed that lights have shape, size and certain light distribution. </text:span></text:p>
              </text:list-item>
              <text:list-item>
                <text:p><text:span text:style-name="T1">Representation and modeling of light physically: with shape and size is very computationally expensive. Such lights are called </text:span><text:span text:style-name="T2">geometric area light or physical lights*</text:span></text:p>
                <text:list>
                  <text:list-item>
                    <text:p><text:span text:style-name="T3">Interaction of physical lights with the scene can not <text:s/>be computed in closed form. Advanced, approximation-based methods such as Monte Carlo integration must be used</text:span></text:p>
                  </text:list-item>
                </text:list>
              </text:list-item>
              <text:list-item>
                <text:p><text:span text:style-name="T3">Simplification are lights with no physical size, thus called </text:span><text:span text:style-name="T2">delta or non-physical lights</text:span></text:p>
                <text:list>
                  <text:list-item>
                    <text:p><text:span text:style-name="T3">enable us to control light fall-off with distance, which objects are illuminated, which objects cast shadows and so on.</text:span></text:p>
                  </text:list-item>
                </text:list>
              </text:list-item>
            </text:list>
          </draw:text-box>
        </draw:frame>
        <draw:frame draw:style-name="gr2" draw:text-style-name="P10" draw:layer="layout" svg:width="26.67cm" svg:height="1.123cm" svg:x="1.016cm" svg:y="13.97cm">
          <draw:text-box>
            <text:p><text:span text:style-name="T6">* When we discussed surface material we mentioned scattering and absorption. Also, materials are able of emission. Therefore, physical lights have 3D shape and material which is emissive. Emissive material is modeled as black body meaning that is absorbs all light falling on i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n-Physical lights</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Directional (distant) lights</text:span></text:p>
              </text:list-item>
              <text:list-item>
                <text:p><text:span text:style-name="T1">Point (spherical, omnidirectional) lights</text:span></text:p>
              </text:list-item>
              <text:list-item>
                <text:p><text:span text:style-name="T1">For physically-based rendering, non-physical light should be avoided</text:span></text:p>
                <text:list>
                  <text:list-item>
                    <text:p><text:span text:style-name="T1">Example: size of reflection of object by glossy or mirror-like surface depends on its size and distance to reflective surface. If light source has no shape nor size how reflection should look like? Hack: size parameter which is only used during shad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irectional lights</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Directional lights are also called distance because they are considered so far from the objects in a 3D scene that they can be represented by parallel rays. As such, we only care of the direction of those parallel rays.</text:span></text:p>
                <text:list>
                  <text:list-item>
                    <text:p><text:span text:style-name="T1">Best example of directional light is Sun light on Earth. Sun has spherical shape, but it is so far and Earth is so small compared to it that light rays reaching Earth can be considered parallel (small cone of directions – solid angle).</text:span></text:p>
                  </text:list-item>
                  <text:list-item>
                    <text:p><text:span text:style-name="T1">For scenes that cover small area of Earth’s surface, Sun light can be assumed parallel.</text:span></text:p>
                  </text:list-item>
                  <text:list-item>
                    <text:p><text:span text:style-name="T1">General note: this is another example showing that it is always important to assess the application of Computer graphics and see what is really important to model.</text:span></text:p>
                  </text:list-item>
                </text:list>
              </text:list-item>
            </text:list>
            <text:p><text:span text:style-name="T7">&lt;IMAGE: EXAMPLE OF DISTANT LIGHT&gt;</text:span></text:p>
            <text:p><text:span text:style-name="T7">&lt;IMAGE: EXAMPLE OF DIRECTIONAL LIGHT VECTORS IN THE SCENE&gt;</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oint lights</text:span></text:p>
          </draw:text-box>
        </draw:frame>
        <draw:frame presentation:style-name="pr5" draw:text-style-name="P9" draw:layer="layout" svg:width="25.199cm" svg:height="9.134cm" svg:x="1.4cm" svg:y="3.685cm" presentation:class="outline" presentation:user-transformed="true">
          <draw:text-box>
            <text:list text:style-name="L2">
              <text:list-item>
                <text:p text:style-name="P6"><text:span text:style-name="T8">Most common light sources in nature and around us are spherical (e.g., </text:span><text:span text:style-name="T1">light bulbs or candle flame) or can be approximated as a collection of spherical light sources.</text:span></text:p>
              </text:list-item>
              <text:list-item>
                <text:p text:style-name="P6"><text:span text:style-name="T1">As opposed to directional lights:</text:span></text:p>
                <text:list>
                  <text:list-item>
                    <text:p text:style-name="P6"><text:span text:style-name="T1">Point light position is important parameter, it is considered infinitesimally small in size</text:span></text:p>
                  </text:list-item>
                  <text:list-item>
                    <text:p text:style-name="P6"><text:span text:style-name="T1">Light is emitted in all directions (omnidirectional, isotropic) therefore, no “direction” parameter</text:span></text:p>
                  </text:list-item>
                </text:list>
              </text:list-item>
              <text:list-item>
                <text:p text:style-name="P6"><text:span text:style-name="T1">Point light position determines:</text:span></text:p>
                <text:list>
                  <text:list-item>
                    <text:p text:style-name="P6"><text:span text:style-name="T1">Direction of incoming light ray for each surface position for each object in the scene</text:span></text:p>
                  </text:list-item>
                  <text:list-item>
                    <text:p text:style-name="P6"><text:span text:style-name="T1">Distance to the each surface position for each object in the scene – light falloff</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Light intensity and color</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For each light source (physical or non-physical) next to shape, size, position and direction we need to define:</text:span></text:p>
                <text:list>
                  <text:list-item>
                    <text:p><text:span text:style-name="T1">Intensity – float value in [0, inf]</text:span></text:p>
                  </text:list-item>
                  <text:list-item>
                    <text:p><text:span text:style-name="T1">Color – RGB value in [0,1]</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4" draw:layer="layout" svg:width="25.199cm" svg:height="3.625cm" svg:x="1.4cm" svg:y="0.13cm" presentation:class="title" presentation:user-transformed="true">
          <draw:text-box>
            <text:p text:style-name="P3"><text:span text:style-name="T1">Point lights: light direction and falloff</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Point lights emit radially </text:span></text:p>
              </text:list-item>
              <text:list-item>
                <text:p><text:span text:style-name="T1">Direction and distance of point light to point on the surface is obtained by tracing ray between these two points.</text:span></text:p>
              </text:list-item>
              <text:list-item>
                <text:p><text:span text:style-name="T1">Distance of point light to each point of surface of each object in the scene defined how much is that point illuminated</text:span></text:p>
              </text:list-item>
              <text:list-item>
                <text:p><text:span text:style-name="T1">Energy emitted from point light is distributed across the space as sphere. As the sphere keeps expanding in the space, energy becomes spread across much larger area → more distant objects in the scene receive less light – light falloff.</text:span><text:span text:style-name="T7"> &lt;INVERSE SQUARE LAW FORMULA&gt;</text:span></text:p>
              </text:list-item>
            </text:list>
            <text:p><text:span text:style-name="T7">&lt;IMAGE OF POINT LIGHT, ILLUMINATED OBJECTS, SOLID ANGLE&gt;</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oint lights: other derivations</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Interesting light sources can be derived by angularly varying distribution of outgoing light:</text:span></text:p>
                <text:list>
                  <text:list-item>
                    <text:p><text:span text:style-name="T2">Spotlights</text:span><text:span text:style-name="T1"> - emit light in a cone of directions from their position</text:span></text:p>
                  </text:list-item>
                  <text:list-item>
                    <text:p><text:span text:style-name="T2">Textured projections</text:span></text:p>
                  </text:list-item>
                  <text:list-item>
                    <text:p><text:span text:style-name="T2">Goniophotometric diagram</text:span><text:span text:style-name="T1"> describes the angular distribution of luminance from a point light source; it is widely used in illumination engineering to characterize lights</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9" draw:layer="layout" svg:width="25.199cm" svg:height="2.629cm" svg:x="1.4cm" svg:y="0.628cm" presentation:class="title">
          <draw:text-box>
            <text:p text:style-name="P3"><text:span text:style-name="T1">Light and shadow</text:span></text:p>
          </draw:text-box>
        </draw:frame>
        <draw:frame presentation:style-name="pr5" draw:text-style-name="P6" draw:layer="layout" svg:width="25.199cm" svg:height="9.134cm" svg:x="1.4cm" svg:y="3.685cm" presentation:class="outline" presentation:user-transformed="true">
          <draw:text-box>
            <text:list text:style-name="L2">
              <text:list-item>
                <text:p>Light falling on object causes object to cast shadow – blocking light to fall on another surface</text:p>
              </text:list-item>
            </text:list>
            <text:p><text:span text:style-name="T9">&lt;IMAGE WITH AND WITHOUT SHADOW&gt;</text:span></text:p>
            <text:list text:continue-numbering="true" text:style-name="L2">
              <text:list-item>
                <text:p><text:span text:style-name="T10">Shadows are important for:</text:span></text:p>
                <text:list>
                  <text:list-item>
                    <text:p><text:span text:style-name="T10">Understanding relation of objects to one another</text:span></text:p>
                  </text:list-item>
                  <text:list-item>
                    <text:p><text:span text:style-name="T10">Realistic image synthesis</text:span></text:p>
                  </text:list-item>
                </text:list>
              </text:list-item>
              <text:list-item>
                <text:p>Simulating shadow depends on rendering algorithm (more specifically, algorithm for solving the visibility problem)</text:p>
                <text:list>
                  <text:list-item>
                    <text:p>As we will see, in rasterization-based rendering shadows will not be inherently present. Advanced, multi-pass rendering is required to obtain visibility of objects looking from the position of light. This way, shadow map is generated and used for rendering. </text:p>
                  </text:list-item>
                  <text:list-item>
                    <text:p>In ray-tracing based rendering, shadows are inherently present due to way incoming light on surface is calculated</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6" draw:text-style-name="P4" draw:layer="layout" svg:width="25.199cm" svg:height="3.625cm" svg:x="1.4cm" svg:y="0.13cm" presentation:class="title" presentation:user-transformed="true">
          <draw:text-box>
            <text:p text:style-name="P3"><text:span text:style-name="T1">Intuition: calculating light and shadow</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How to know if point of surface will be under shadow or not?</text:span></text:p>
              </text:list-item>
              <text:list-item>
                <text:p><text:span text:style-name="T8">Generate ray from that point in light direction and if no intersections are found, shadow won’t be </text:span><text:span text:style-name="T1">present.</text:span></text:p>
                <text:list>
                  <text:list-item>
                    <text:p><text:span text:style-name="T1">For point lights, we need to take in the account their maximum influence!</text:span></text:p>
                  </text:list-item>
                  <text:list-item>
                    <text:p><text:span text:style-name="T1">Shadow-acne problem → Later!</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harp vs smooth shadows</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Size of light determines smoothness of shadows</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6" draw:text-style-name="P4" draw:layer="layout" svg:width="25.199cm" svg:height="3.625cm" svg:x="1.4cm" svg:y="0.13cm" presentation:class="title" presentation:user-transformed="true">
          <draw:text-box>
            <text:p text:style-name="P3"><text:span text:style-name="T1">Light and Shadow: Tips and Tricks</text:span></text:p>
          </draw:text-box>
        </draw:frame>
        <draw:frame presentation:style-name="pr5" draw:text-style-name="P9" draw:layer="layout" svg:width="25.199cm" svg:height="9.134cm" svg:x="1.4cm" svg:y="3.685cm" presentation:class="outline" presentation:user-transformed="true">
          <draw:text-box>
            <text:list text:style-name="L2">
              <text:list-item>
                <text:p><text:span text:style-name="T1">Non-physical light sources as well as shadows they cause can be simulated efficiently</text:span></text:p>
              </text:list-item>
              <text:list-item>
                <text:p><text:span text:style-name="T1">For real-time rendering, full physically based simulation of light transport might not be feasible</text:span></text:p>
              </text:list-item>
              <text:list-item>
                <text:p><text:span text:style-name="T1">When creating 3D scene, (environment) artists understand the how the scene should be illuminated given some main sources of light. Using this knowledge they place non-physical light to fake actual light flow through the scene</text:span></text:p>
              </text:list-item>
              <text:list-item>
                <text:p><text:span text:style-name="T1"><text:a xlink:href="https://80.lv/articles/dishonored-interiors-lighting-props/" xlink:type="simple">https://80.lv/articles/dishonored-interiors-lighting-props/</text:a></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9" draw:layer="layout" svg:width="25.199cm" svg:height="2.629cm" svg:x="1.4cm" svg:y="0.628cm" presentation:class="title" presentation:user-transformed="true">
          <draw:text-box>
            <text:p text:style-name="P3"><text:span text:style-name="T1">Literature</text:span></text:p>
          </draw:text-box>
        </draw:frame>
        <draw:frame presentation:style-name="pr5" draw:text-style-name="P12" draw:layer="layout" svg:width="25.199cm" svg:height="9.134cm" svg:x="1.4cm" svg:y="3.685cm" presentation:class="outline" presentation:user-transformed="true">
          <draw:text-box>
            <text:list text:style-name="L2">
              <text:list-header>
                <text:p><text:span text:style-name="T11"/></text:p>
              </text:list-header>
              <text:list-item>
                <text:p><text:span text:style-name="T11"><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1">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3:27.748600347</meta:creation-date>
    <dc:date>2022-11-24T07:39:58.151862802</dc:date>
    <meta:editing-duration>PT1M3S</meta:editing-duration>
    <meta:editing-cycles>3</meta:editing-cycles>
    <meta:generator>LibreOffice/6.4.7.2$Linux_X86_64 LibreOffice_project/40$Build-2</meta:generator>
    <meta:document-statistic meta:object-count="81"/>
  </office:meta>
</office:document-meta>
</file>